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O" fo:font-size="32pt" style:text-underline-style="solid" style:text-underline-width="auto" style:text-underline-color="font-color" fo:font-weight="bold" officeooo:rsid="0018c732" officeooo:paragraph-rsid="0018c732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nux Biolinum O" fo:font-size="13pt" style:text-underline-style="solid" style:text-underline-width="auto" style:text-underline-color="font-color" fo:font-weight="bold" officeooo:rsid="0018c732" officeooo:paragraph-rsid="0018c73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O" fo:font-size="13pt" style:text-underline-style="solid" style:text-underline-width="auto" style:text-underline-color="font-color" fo:font-weight="normal" officeooo:rsid="0018c732" officeooo:paragraph-rsid="0018c73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3.5pt" style:text-underline-style="solid" style:text-underline-width="auto" style:text-underline-color="font-color" fo:font-weight="bold" officeooo:rsid="0018c732" officeooo:paragraph-rsid="0018c732" style:font-size-asian="32pt" style:font-weight-asian="bold" style:font-size-complex="32pt" style:font-weight-complex="bold"/>
    </style:style>
    <style:style style:name="P5" style:family="paragraph" style:parent-style-name="Standard">
      <style:text-properties style:font-name="sans-serif"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3pt" fo:font-weight="normal" officeooo:paragraph-rsid="0018c732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3pt" fo:font-weight="normal" officeooo:paragraph-rsid="00126af7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3pt" fo:font-weight="bold" officeooo:paragraph-rsid="0018c732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3pt" fo:font-weight="bold" officeooo:paragraph-rsid="00126af7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3pt" fo:font-weight="bold" officeooo:rsid="0010d3f5" officeooo:paragraph-rsid="0010d3f5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3pt" fo:font-weight="bold" officeooo:rsid="0010d3f5" officeooo:paragraph-rsid="00126af7" style:font-size-asian="13pt" style:font-weight-asian="bold" style:font-size-complex="13pt" style:font-weight-complex="bold"/>
    </style:style>
    <style:style style:name="T1" style:family="text">
      <style:text-properties fo:font-size="15pt" style:text-underline-style="none" style:font-size-asian="15pt" style:font-size-complex="15pt"/>
    </style:style>
    <style:style style:name="T2" style:family="text">
      <style:text-properties fo:font-size="15pt" style:text-underline-style="none" officeooo:rsid="0010d3f5" style:font-size-asian="15pt" style:font-size-complex="15pt"/>
    </style:style>
    <style:style style:name="T3" style:family="text">
      <style:text-properties officeooo:rsid="0010d3f5"/>
    </style:style>
    <style:style style:name="T4" style:family="text">
      <style:text-properties fo:color="#ce181e"/>
    </style:style>
    <style:style style:name="T5" style:family="text">
      <style:text-properties fo:color="#ce181e" style:text-underline-style="none" officeooo:rsid="0018c732"/>
    </style:style>
    <style:style style:name="T6" style:family="text">
      <style:text-properties fo:color="#ce181e" style:text-underline-style="none" fo:font-weight="bold" officeooo:rsid="0018c732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officeooo:rsid="00126af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d3f5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8c73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6af7" style:font-weight-asian="normal" style:font-weight-complex="normal"/>
    </style:style>
    <style:style style:name="T15" style:family="text">
      <style:text-properties fo:font-weight="normal" officeooo:rsid="00126af7" style:font-size-asian="13pt" style:font-weight-asian="normal" style:font-size-complex="13pt" style:font-weight-complex="normal"/>
    </style:style>
    <style:style style:name="T16" style:family="text">
      <style:text-properties officeooo:rsid="00126af7"/>
    </style:style>
    <style:style style:name="T17" style:family="text">
      <style:text-properties officeooo:rsid="00126af7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 – ACTIVIDADES TEMA <text:span text:style-name="T3">2</text:span> <text:span text:style-name="T2">18/</text:span><text:span text:style-name="T1">10/2017</text:span></text:p>
      <text:p text:style-name="P1"><text:span text:style-name="T1"/></text:p>
      <text:p text:style-name="P4"><text:span text:style-name="T1"/></text:p>
      <text:p text:style-name="P5"><text:span text:style-name="T7">1.</text:span><text:span text:style-name="T4"> </text:span><text:span text:style-name="T9">Carlos tiene 19 años y está estudiando un ciclo formativo. Una empresa quiere contratarle para desempeñar un trabajo relacionado con sus estudios, su futuro jefe está pensando ofrecerle un contrato en prácticas o un contrato para la formación y el aprendizaje ¿Qué contrato debería firmar Carlos? ¿Por qué?</text:span></text:p>
      <text:p text:style-name="P5"/>
      <text:p text:style-name="P5">- <text:s/><text:span text:style-name="T3">El contrato que mas le beneficiaría a Carlos sería </text:span><text:span text:style-name="T10">un contrato de formación y aprendizaje</text:span><text:span text:style-name="T3">. Debido a que el trabajador recibe una formación tanto teórica como práctica, en la cual no requiera una cualificación especial para realizar el trabajo y en la cual el horario laboral pueda ser mas flexible para el empleado.</text:span></text:p>
      <text:p text:style-name="P2"><text:span text:style-name="T11"/></text:p>
      <text:p text:style-name="P6"><text:span text:style-name="T6">2.</text:span><text:span text:style-name="T12"> </text:span><text:span text:style-name="T9">¿Qué diferencias hay entre un contrato para la formación y el aprendizaje y un contrato en prácticas?</text:span></text:p>
      <text:p text:style-name="P8"/>
      <text:p text:style-name="P10">1º – <text:span text:style-name="T13">Uno ofrece tanto formación teórica como practica, otro solo practica</text:span></text:p>
      <text:p text:style-name="P10">2º – <text:span text:style-name="T13">Los requisitos para formalizar el contrato son diferentes</text:span></text:p>
      <text:p text:style-name="P10">3º – <text:span text:style-name="T13">La duración es de las jornadas laborales son diferentes</text:span></text:p>
      <text:p text:style-name="P11">4º – <text:span text:style-name="T14">La retribución en una depende de la jornada laboral y los convenios</text:span></text:p>
      <text:p text:style-name="P11"><text:span text:style-name="T14"/></text:p>
      <text:p text:style-name="P9"><text:span text:style-name="T8">3. </text:span>El taller Tun, S.A. necesita contratar a diez informáticos por el tiempo que tarden en instalar un nuevo programa informático de contabilidad. ¿Qué tipo de contrato celebrará con los nuevos trabajadores?</text:p>
      <text:p text:style-name="P9"/>
      <text:p text:style-name="P7">- </text:p>
      <text:p text:style-name="P11"/>
      <text:p text:style-name="P11"/>
      <text:p text:style-name="P11"><text:span text:style-name="T14"/></text:p>
      <text:p text:style-name="P11"><text:span text:style-name="T14"/></text:p>
      <text:p text:style-name="P11"><text:span text:style-name="T1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2:16:51.515325491</meta:creation-date>
    <dc:date>2017-10-18T12:45:54.698102124</dc:date>
    <meta:editing-duration>PT7M32S</meta:editing-duration>
    <meta:editing-cycles>2</meta:editing-cycles>
    <meta:generator>LibreOffice/5.4.0.3$Linux_X86_64 LibreOffice_project/40m0$Build-3</meta:generator>
    <meta:document-statistic meta:table-count="0" meta:image-count="0" meta:object-count="0" meta:page-count="1" meta:paragraph-count="11" meta:word-count="202" meta:character-count="1242" meta:non-whitespace-character-count="1042"/>
  </office:meta>
</office:document-meta>
</file>